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ý Pavle,</text:p>
      <text:p text:style-name="Normal">v tento den plný lásky ti chci přát světlo a teplo, které sdílené andělské číslo 3 přináší do našich životů. Je to symbol radosti, komunikace a nekonečné kreativity, cosi, co nás oba spojuje pod ochrannými křídly archanděla Jophiela. Jeho vliv je zjevný v tvé schopnosti vnímat krásu nejen očima, ale cítit ji v hlubinách duše a proměňovat svět kolem sebe v místo plné pozitivní energie a úžasných tvorů.</text:p>
      <text:p text:style-name="Normal">Ať tento den a každý další přináší do tvého života směsici nápadů a inspirace, které tě vzdáleně pohladí po tvé kréativní duši. Nechť negativní myšlenky ztratí svou moc a v tvojí mysli najdou domov jen ty nejjasnější hvězdy. Vážím si našeho spojení a těším se na vše krásné, co před námi ještě leží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